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style:text-properties fo:color="#c12424" style:font-name="Proxima Nova" style:font-name-asian="Proxima Nova1" style:font-name-complex="Proxima Nova1"/>
    </style:style>
    <style:style style:name="P4" style:family="paragraph" style:parent-style-name="Standard">
      <style:paragraph-properties fo:line-height="115%"/>
      <style:text-properties fo:color="#263238" style:font-name="Proxima Nova" style:font-name-asian="Proxima Nova1" style:font-name-complex="Proxima Nova1"/>
    </style:style>
    <style:style style:name="P5" style:family="paragraph" style:parent-style-name="Heading_20_2">
      <style:paragraph-properties fo:line-height="115%"/>
    </style:style>
    <style:style style:name="P6" style:family="paragraph" style:parent-style-name="Heading_20_1">
      <style:paragraph-properties fo:line-height="115%"/>
    </style:style>
    <style:style style:name="P7" style:family="paragraph" style:parent-style-name="Title" style:master-page-name="Standard">
      <style:paragraph-properties fo:line-height="115%" fo:text-align="center" style:justify-single-word="false" style:page-number="1"/>
    </style:style>
    <style:style style:name="T1" style:family="text">
      <style:text-properties fo:color="#263238" style:font-name="Proxima Nova" style:font-name-asian="Proxima Nova1" style:font-name-complex="Proxima Nova1"/>
    </style:style>
    <style:style style:name="T2" style:family="text">
      <style:text-properties fo:color="#c12424" style:font-name="Proxima Nova" style:font-name-asian="Proxima Nova1" style:font-name-complex="Proxima Nova1"/>
    </style:style>
    <style:style style:name="T3" style:family="text">
      <style:text-properties fo:color="#c12424" style:font-name="Proxima Nova" fo:font-size="11pt" style:font-name-asian="Proxima Nova1" style:font-size-asian="11pt" style:font-name-complex="Proxima Nova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jdgxs"/><text:span text:style-name="T1">Game Design Document</text:span></text:p>
      <text:p text:style-name="P2"><text:span text:style-name="T2">[DIRECTIONS ARE IN RED, THOSE SECTIONS ARE TO BE WRITTEN BY THE CREATIVE DIRECTOR AFTER CONSULTING WITH THE TEAM. PLEASE READ THIS WHOLE DOCUMENT HOWEVER AS IT HAS INFORMATION ABOUT THE FRAMEWORK THAT YOU WILL BE USING. RED TEXT IS FOR INFO AND SHOULD BE REMOVED BEFORE YOU SUBMIT. THIS IS A LIVING DOCUMENT AND SHOULD BE UPDATED TO CONTAIN ART ASSETS AND DIAGRAMS TO SUPPORT THE WRITING THAT YOU ARE DOING. A PICTURE CAN CONVEY INFORMATION MUCH QUICKER THAN WORDS CAN.]</text:span></text:p>
      <text:p text:style-name="P6"><text:bookmark text:name="_30j0zll"/><text:span text:style-name="T1">Game Overview</text:span></text:p>
      <text:p text:style-name="P5"><text:bookmark text:name="_3znysh7"/><text:span text:style-name="T1">High Concept (Elevator Pitch)</text:span></text:p>
      <text:p text:style-name="P5"><text:bookmark text:name="_9m5zo7pmdzf0"/><text:span text:style-name="T3">[A one or two sentence description of the game that captures the feel of the game. You want this to be accurate and exciting because it is what you would use to pitch the game to potential funders of the game as well as Steam or other vendor’s descriptions.]</text:span></text:p>
      <text:p text:style-name="P5"><text:bookmark text:name="_1fob9te"/><text:span text:style-name="T1">Game Summary</text:span></text:p>
      <text:p text:style-name="P1"><text:span text:style-name="T2">[Summarize the game you are going to be creating here. It gives context for the sections that will be coming up.]</text:span></text:p>
      <text:p text:style-name="P3"/>
      <text:p text:style-name="P6"><text:bookmark text:name="_2et92p0"/><text:span text:style-name="T1">Gameplay</text:span></text:p>
      <text:p text:style-name="P5"><text:bookmark text:name="_tyjcwt"/><text:span text:style-name="T1">First Minutes</text:span></text:p>
      <text:p text:style-name="P1"><text:span text:style-name="T2">[This section should detail what the player will see in the first couple of minutes when they launch the game and begin to play. Since this game is so small, think of this as more of a brief description of the first few seconds of gameplay. What do you want the player to immediately notice and feel?]</text:span></text:p>
      <text:p text:style-name="P5"><text:bookmark text:name="_3dy6vkm"/><text:span text:style-name="T1">Game Flow</text:span></text:p>
      <text:p text:style-name="P1"><text:span text:style-name="T2">[Use this section to describe exactly how you envision the game to be played and what order things will happen in. If you are feeling especially fancy you could even include a flowchart to help describe how the different parts of the game lead the player from one area or screen to the next, or a map.]</text:span></text:p>
      <text:p text:style-name="P5"><text:bookmark text:name="_1t3h5sf"/><text:span text:style-name="T1">Victory/Lose Conditions</text:span></text:p>
      <text:p text:style-name="P1"><text:span text:style-name="T2">[This section should be where you describe all the different scenarios that could end a segment of gameplay. For instance, if the game were about a brawl between players in a battle-royale game I might say the victory condition is when the players left in the game are all on the same team then that team wins.]</text:span></text:p>
      <text:p text:style-name="P6"><text:bookmark text:name="_2s8eyo1"/><text:span text:style-name="T1">Target Audience</text:span></text:p>
      <text:p text:style-name="P1"><text:span text:style-name="T2">[Describe the target audience of your game. Be specific about the demographics that the game should appeal to as well as the target ESRB rating. Note that for this project the game must not exceed a rating of E10+]</text:span></text:p>
      <text:p text:style-name="P4"/>
      <text:p text:style-name="Standard"/>
      <text:p text:style-name="P6"><text:bookmark text:name="_aa2v1459q8bv"/><text:span text:style-name="T1">Game Map</text:span></text:p>
      <text:p text:style-name="P1"><text:span text:style-name="T2">[Include an image of the layout you want the game to follow. Include arrows showing where players can m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403" meta:character-count="2227" meta:non-whitespace-character-count="1842"/>
    <meta:generator>LibreOfficeDev/6.0.5.2$Linux_X86_64 LibreOffice_project/</meta:generator>
  </office:meta>
</office:document-meta>
</file>